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1.486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cell-protect="none" style:print-content="true"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fo:color="#000099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key</text:p>
          </table:table-cell>
          <table:table-cell office:value-type="string">
            <text:p>English</text:p>
          </table:table-cell>
          <table:table-cell office:value-type="string">
            <text:p>Chinese_Simplified</text:p>
          </table:table-cell>
          <table:table-cell office:value-type="string">
            <text:p>Chinese_Traditional</text:p>
          </table:table-cell>
          <table:table-cell office:value-type="string">
            <text:p>Chinese_Pinyin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">
            <text:p>AA2</text:p>
          </table:table-cell>
          <table:table-cell office:value-type="string">
            <text:p>operating system</text:p>
          </table:table-cell>
          <table:table-cell office:value-type="string">
            <text:p><text:a xlink:href="http://yellowbridge.com/language/wordsearch.php?searchMode=I&amp;word=3383">操作系统</text:a></text:p>
          </table:table-cell>
          <table:table-cell office:value-type="string">
            <text:p><text:a xlink:href="http://yellowbridge.com/language/wordsearch.php?searchMode=I&amp;word=3383">操作系統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cao1+zuo4+xi4+tong3">cāozuò xìtǒng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3">
            <text:p>AA3</text:p>
          </table:table-cell>
          <table:table-cell office:value-type="string">
            <text:p>disk</text:p>
          </table:table-cell>
          <table:table-cell office:value-type="string">
            <text:p><text:a xlink:href="http://yellowbridge.com/language/wordsearch.php?searchMode=I&amp;word=4505">磁盘</text:a></text:p>
          </table:table-cell>
          <table:table-cell office:value-type="string">
            <text:p><text:a xlink:href="http://yellowbridge.com/language/wordsearch.php?searchMode=I&amp;word=4505">磁盤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ci2+pan2">cípán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4">
            <text:p>AA4</text:p>
          </table:table-cell>
          <table:table-cell office:value-type="string">
            <text:p>printer</text:p>
          </table:table-cell>
          <table:table-cell office:value-type="string">
            <text:p><text:a xlink:href="http://yellowbridge.com/language/wordsearch.php?searchMode=I&amp;word=4779">打印机</text:a></text:p>
          </table:table-cell>
          <table:table-cell office:value-type="string">
            <text:p><text:a xlink:href="http://yellowbridge.com/language/wordsearch.php?searchMode=I&amp;word=4779">打印機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da3+yin4+ji1">dǎyìn jī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5">
            <text:p>AA5</text:p>
          </table:table-cell>
          <table:table-cell office:value-type="string">
            <text:p>computer</text:p>
          </table:table-cell>
          <table:table-cell office:value-type="string">
            <text:p><text:a xlink:href="http://yellowbridge.com/language/wordsearch.php?searchMode=I&amp;word=5592">电脑</text:a></text:p>
          </table:table-cell>
          <table:table-cell office:value-type="string">
            <text:p><text:a xlink:href="http://yellowbridge.com/language/wordsearch.php?searchMode=I&amp;word=5592">電腦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dian4+nao3">diànnǎo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6">
            <text:p>AA6</text:p>
          </table:table-cell>
          <table:table-cell office:value-type="string">
            <text:p>programming language</text:p>
          </table:table-cell>
          <table:table-cell office:value-type="string">
            <text:p><text:a xlink:href="http://yellowbridge.com/language/wordsearch.php?searchMode=I&amp;word=5606">电脑语言</text:a></text:p>
          </table:table-cell>
          <table:table-cell office:value-type="string">
            <text:p><text:a xlink:href="http://yellowbridge.com/language/wordsearch.php?searchMode=I&amp;word=5606">電腦語言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dian4+nao3+yu3+yan2">diànnǎo yǔyán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7">
            <text:p>AA7</text:p>
          </table:table-cell>
          <table:table-cell office:value-type="string">
            <text:p>workstation</text:p>
          </table:table-cell>
          <table:table-cell office:value-type="string">
            <text:p><text:a xlink:href="http://yellowbridge.com/language/wordsearch.php?searchMode=I&amp;word=7758">工作站</text:a></text:p>
          </table:table-cell>
          <table:table-cell office:value-type="string">
            <text:p><text:a xlink:href="http://yellowbridge.com/language/wordsearch.php?searchMode=I&amp;word=7758">工作站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gong1+zuo4+zhan4">gōngzuò zhàn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8">
            <text:p>AA8</text:p>
          </table:table-cell>
          <table:table-cell office:value-type="string">
            <text:p>CD</text:p>
          </table:table-cell>
          <table:table-cell office:value-type="string">
            <text:p><text:a xlink:href="http://yellowbridge.com/language/wordsearch.php?searchMode=I&amp;word=8127">光碟</text:a></text:p>
          </table:table-cell>
          <table:table-cell office:value-type="string">
            <text:p><text:a xlink:href="http://yellowbridge.com/language/wordsearch.php?searchMode=I&amp;word=8127">光碟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guang1+die2">guāngdié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9">
            <text:p>AA9</text:p>
          </table:table-cell>
          <table:table-cell office:value-type="string">
            <text:p>mouse</text:p>
          </table:table-cell>
          <table:table-cell office:value-type="string">
            <text:p><text:a xlink:href="http://yellowbridge.com/language/wordsearch.php?searchMode=I&amp;word=9110">滑鼠</text:a></text:p>
          </table:table-cell>
          <table:table-cell office:value-type="string">
            <text:p><text:a xlink:href="http://yellowbridge.com/language/wordsearch.php?searchMode=I&amp;word=9110">滑鼠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hua2+shu3">huáshǔ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0">
            <text:p>AA10</text:p>
          </table:table-cell>
          <table:table-cell office:value-type="string">
            <text:p>laser printer</text:p>
          </table:table-cell>
          <table:table-cell office:value-type="string">
            <text:p><text:a xlink:href="http://yellowbridge.com/language/wordsearch.php?searchMode=I&amp;word=9630">激光打印机</text:a></text:p>
          </table:table-cell>
          <table:table-cell office:value-type="string">
            <text:p><text:a xlink:href="http://yellowbridge.com/language/wordsearch.php?searchMode=I&amp;word=9630">激光打印機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ji1+guang1+da3+yin4+ji1">jīguāng dǎyìnjī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1">
            <text:p>AA11</text:p>
          </table:table-cell>
          <table:table-cell office:value-type="string">
            <text:p>memory</text:p>
          </table:table-cell>
          <table:table-cell office:value-type="string">
            <text:p><text:a xlink:href="http://yellowbridge.com/language/wordsearch.php?searchMode=I&amp;word=9911">记忆体</text:a></text:p>
          </table:table-cell>
          <table:table-cell office:value-type="string">
            <text:p><text:a xlink:href="http://yellowbridge.com/language/wordsearch.php?searchMode=I&amp;word=9911">記憶體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ji4+yi4+ti3">jìyì tǐ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2">
            <text:p>AA12</text:p>
          </table:table-cell>
          <table:table-cell office:value-type="string">
            <text:p>home computer</text:p>
          </table:table-cell>
          <table:table-cell office:value-type="string">
            <text:p><text:a xlink:href="http://yellowbridge.com/language/wordsearch.php?searchMode=I&amp;word=9995">家用电脑</text:a></text:p>
          </table:table-cell>
          <table:table-cell office:value-type="string">
            <text:p><text:a xlink:href="http://yellowbridge.com/language/wordsearch.php?searchMode=I&amp;word=9995">家用電腦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jia1+yong4+dian4+nao3">jiāyòng diànnǎo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3">
            <text:p>AA13</text:p>
          </table:table-cell>
          <table:table-cell office:value-type="string">
            <text:p>keyboard</text:p>
          </table:table-cell>
          <table:table-cell office:value-type="string">
            <text:p><text:a xlink:href="http://yellowbridge.com/language/wordsearch.php?searchMode=I&amp;word=10276">键盘</text:a></text:p>
          </table:table-cell>
          <table:table-cell office:value-type="string">
            <text:p><text:a xlink:href="http://yellowbridge.com/language/wordsearch.php?searchMode=I&amp;word=10276">鍵盤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jian4+pan2">jiànpán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4">
            <text:p>AA14</text:p>
          </table:table-cell>
          <table:table-cell office:value-type="string">
            <text:p>decompression</text:p>
          </table:table-cell>
          <table:table-cell office:value-type="string">
            <text:p><text:a xlink:href="http://yellowbridge.com/language/wordsearch.php?searchMode=I&amp;word=10736">解压缩</text:a></text:p>
          </table:table-cell>
          <table:table-cell office:value-type="string">
            <text:p><text:a xlink:href="http://yellowbridge.com/language/wordsearch.php?searchMode=I&amp;word=10736">解壓縮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jie3+ya1+suo1">jiě yāsuō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5">
            <text:p>AA15</text:p>
          </table:table-cell>
          <table:table-cell office:value-type="string">
            <text:p>directory/folder</text:p>
          </table:table-cell>
          <table:table-cell office:value-type="string">
            <text:p><text:a xlink:href="http://yellowbridge.com/language/wordsearch.php?searchMode=I&amp;word=14370">目录</text:a></text:p>
          </table:table-cell>
          <table:table-cell office:value-type="string">
            <text:p><text:a xlink:href="http://yellowbridge.com/language/wordsearch.php?searchMode=I&amp;word=14370">目錄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mu4+lu4">mùlù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6">
            <text:p>AA16</text:p>
          </table:table-cell>
          <table:table-cell office:value-type="string">
            <text:p>software</text:p>
          </table:table-cell>
          <table:table-cell office:value-type="string">
            <text:p><text:a xlink:href="http://yellowbridge.com/language/wordsearch.php?searchMode=I&amp;word=16844">软件</text:a></text:p>
          </table:table-cell>
          <table:table-cell office:value-type="string">
            <text:p><text:a xlink:href="http://yellowbridge.com/language/wordsearch.php?searchMode=I&amp;word=16844">軟件</text:a></text:p>
          </table:table-cell>
          <table:table-cell office:value-type="string">
            <text:p><text:a xlink:href="http://yellowbridge.com/language/listsearch.php?listID=40#"> </text:a><text:a xlink:href="http://yellowbridge.com/language/wordsearch.php?searchMode=P&amp;word=ruan3+jian4">ruǎnjiàn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7">
            <text:p>AA17</text:p>
          </table:table-cell>
          <table:table-cell office:value-type="string">
            <text:p>Windows</text:p>
          </table:table-cell>
          <table:table-cell office:value-type="string">
            <text:p><text:a xlink:href="http://yellowbridge.com/language/wordsearch.php?searchMode=I&amp;word=17957">视窗</text:a></text:p>
          </table:table-cell>
          <table:table-cell office:value-type="string">
            <text:p><text:a xlink:href="http://yellowbridge.com/language/wordsearch.php?searchMode=I&amp;word=17957">視窗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shi4+chuang1">shìchuāng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8">
            <text:p>AA18</text:p>
          </table:table-cell>
          <table:table-cell office:value-type="string">
            <text:p>icon</text:p>
          </table:table-cell>
          <table:table-cell office:value-type="string">
            <text:p><text:a xlink:href="http://yellowbridge.com/language/wordsearch.php?searchMode=I&amp;word=19685">图标</text:a></text:p>
          </table:table-cell>
          <table:table-cell office:value-type="string">
            <text:p><text:a xlink:href="http://yellowbridge.com/language/wordsearch.php?searchMode=I&amp;word=19685">圖標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tu2+biao1">túbiāo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19">
            <text:p>AA19</text:p>
          </table:table-cell>
          <table:table-cell office:value-type="string">
            <text:p>file</text:p>
          </table:table-cell>
          <table:table-cell office:value-type="string">
            <text:p><text:a xlink:href="http://yellowbridge.com/language/wordsearch.php?searchMode=I&amp;word=20399">文档</text:a></text:p>
          </table:table-cell>
          <table:table-cell office:value-type="string">
            <text:p><text:a xlink:href="http://yellowbridge.com/language/wordsearch.php?searchMode=I&amp;word=20399">文檔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wen2+dang4">wéndàng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0">
            <text:p>AA20</text:p>
          </table:table-cell>
          <table:table-cell office:value-type="string">
            <text:p>laptop</text:p>
          </table:table-cell>
          <table:table-cell office:value-type="string">
            <text:p><text:a xlink:href="http://yellowbridge.com/language/wordsearch.php?searchMode=I&amp;word=20821">膝上型电脑</text:a></text:p>
          </table:table-cell>
          <table:table-cell office:value-type="string">
            <text:p><text:a xlink:href="http://yellowbridge.com/language/wordsearch.php?searchMode=I&amp;word=20821">膝上型電腦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xi1+shang4+xing2+dian4+nao3">xīshàngxíng diànnǎo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1">
            <text:p>AA21</text:p>
          </table:table-cell>
          <table:table-cell office:value-type="string">
            <text:p>monitor</text:p>
          </table:table-cell>
          <table:table-cell office:value-type="string">
            <text:p><text:a xlink:href="http://yellowbridge.com/language/wordsearch.php?searchMode=I&amp;word=21111">显示器</text:a></text:p>
          </table:table-cell>
          <table:table-cell office:value-type="string">
            <text:p><text:a xlink:href="http://yellowbridge.com/language/wordsearch.php?searchMode=I&amp;word=21111">顯示器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xian3+shi4+qi4">xiǎnshì qì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2">
            <text:p>AA22</text:p>
          </table:table-cell>
          <table:table-cell office:value-type="string">
            <text:p>hardware</text:p>
          </table:table-cell>
          <table:table-cell office:value-type="string">
            <text:p><text:a xlink:href="http://yellowbridge.com/language/wordsearch.php?searchMode=I&amp;word=23445">硬体</text:a></text:p>
          </table:table-cell>
          <table:table-cell office:value-type="string">
            <text:p><text:a xlink:href="http://yellowbridge.com/language/wordsearch.php?searchMode=I&amp;word=23445">硬體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ying4+ti3">yìngtǐ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3">
            <text:p>AA23</text:p>
          </table:table-cell>
          <table:table-cell office:value-type="string">
            <text:p>application</text:p>
          </table:table-cell>
          <table:table-cell office:value-type="string">
            <text:p><text:a xlink:href="http://yellowbridge.com/language/wordsearch.php?searchMode=I&amp;word=23449">应用程式</text:a></text:p>
          </table:table-cell>
          <table:table-cell office:value-type="string">
            <text:p><text:a xlink:href="http://yellowbridge.com/language/wordsearch.php?searchMode=I&amp;word=23449">應用程式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ying4+yong4+cheng2+shi4">yìngyòng chéngshì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4">
            <text:p>AA24</text:p>
          </table:table-cell>
          <table:table-cell office:value-type="string">
            <text:p>account</text:p>
          </table:table-cell>
          <table:table-cell office:value-type="string">
            <text:p><text:a xlink:href="http://yellowbridge.com/language/wordsearch.php?searchMode=I&amp;word=24736">帐户</text:a></text:p>
          </table:table-cell>
          <table:table-cell office:value-type="string">
            <text:p><text:a xlink:href="http://yellowbridge.com/language/wordsearch.php?searchMode=I&amp;word=24736">帳戶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zhang4+hu4">zhànghù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5">
            <text:p>AA25</text:p>
          </table:table-cell>
          <table:table-cell office:value-type="string">
            <text:p>motherboard</text:p>
          </table:table-cell>
          <table:table-cell office:value-type="string">
            <text:p><text:a xlink:href="http://yellowbridge.com/language/wordsearch.php?searchMode=I&amp;word=25684">主机板</text:a></text:p>
          </table:table-cell>
          <table:table-cell office:value-type="string">
            <text:p><text:a xlink:href="http://yellowbridge.com/language/wordsearch.php?searchMode=I&amp;word=25684">主機板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zhu3+ji1+ban3">zhǔjī bǎn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6">
            <text:p>AA26</text:p>
          </table:table-cell>
          <table:table-cell office:value-type="string">
            <text:p>desktop computer</text:p>
          </table:table-cell>
          <table:table-cell office:value-type="string">
            <text:p><text:a xlink:href="http://yellowbridge.com/language/wordsearch.php?searchMode=I&amp;word=25947">桌上型电脑</text:a></text:p>
          </table:table-cell>
          <table:table-cell office:value-type="string">
            <text:p><text:a xlink:href="http://yellowbridge.com/language/wordsearch.php?searchMode=I&amp;word=25947">桌上型電腦</text:a></text:p>
          </table:table-cell>
          <table:table-cell office:value-type="string">
            <text:p><text:a xlink:href="http://yellowbridge.com/language/listsearch.php?listID=40&amp;pageno=2#"> </text:a><text:a xlink:href="http://yellowbridge.com/language/wordsearch.php?searchMode=P&amp;word=zhuo1+shang4+xing2+dian4+nao3">zhuōshàngxíng diànnǎo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7">
            <text:p>AA27</text:p>
          </table:table-cell>
          <table:table-cell table:style-name="ce1" office:value-type="string">
            <text:p>processor</text:p>
          </table:table-cell>
          <table:table-cell table:style-name="ce1" office:value-type="string">
            <text:p><text:a xlink:href="http://yellowbridge.com/language/wordsearch.php?searchMode=I&amp;characterMode=s&amp;word=4287">处理器</text:a></text:p>
          </table:table-cell>
          <table:table-cell table:style-name="ce1" office:value-type="string">
            <text:p><text:a xlink:href="http://yellowbridge.com/language/wordsearch.php?searchMode=I&amp;characterMode=t&amp;word=4287">處理器</text:a></text:p>
          </table:table-cell>
          <table:table-cell table:style-name="ce1" office:value-type="string">
            <text:p><text:a xlink:href="http://yellowbridge.com/language/wordsearch.php?searchMode=E&amp;word=processor&amp;select=anywhere&amp;search=Search#"> </text:a><text:a xlink:href="http://yellowbridge.com/language/wordsearch.php?searchMode=P&amp;word=chu3+li3+qi4">chǔlǐ qì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8">
            <text:p>AA28</text:p>
          </table:table-cell>
          <table:table-cell table:style-name="ce1" office:value-type="string">
            <text:p>to download</text:p>
          </table:table-cell>
          <table:table-cell table:style-name="ce1" office:value-type="string">
            <text:p><text:a xlink:href="http://yellowbridge.com/language/wordsearch.php?searchMode=I&amp;characterMode=s&amp;word=21013">下载</text:a></text:p>
          </table:table-cell>
          <table:table-cell table:style-name="ce1" office:value-type="string">
            <text:p><text:a xlink:href="http://yellowbridge.com/language/wordsearch.php?searchMode=I&amp;characterMode=t&amp;word=21013">下載</text:a></text:p>
          </table:table-cell>
          <table:table-cell table:style-name="ce1" office:value-type="string">
            <text:p><text:a xlink:href="http://yellowbridge.com/language/wordsearch.php?searchMode=E&amp;word=download&amp;select=anywhere&amp;search=Search#"> </text:a><text:a xlink:href="http://yellowbridge.com/language/wordsearch.php?searchMode=P&amp;word=xia4+zai4">xiàzài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29">
            <text:p>AA29</text:p>
          </table:table-cell>
          <table:table-cell office:value-type="string">
            <text:p>LAN</text:p>
          </table:table-cell>
          <table:table-cell table:style-name="ce1" office:value-type="string">
            <text:p><text:a xlink:href="http://yellowbridge.com/language/wordsearch.php?searchMode=I&amp;characterMode=s&amp;word=203614">本地网</text:a></text:p>
          </table:table-cell>
          <table:table-cell table:style-name="ce1" office:value-type="string">
            <text:p><text:a xlink:href="http://yellowbridge.com/language/wordsearch.php?searchMode=I&amp;characterMode=t&amp;word=203614">本地網</text:a></text:p>
          </table:table-cell>
          <table:table-cell table:style-name="ce1" office:value-type="string">
            <text:p><text:a xlink:href="http://yellowbridge.com/language/wordsearch.php?searchMode=E&amp;word=network&amp;select=anywhere&amp;search=Search#"> </text:a><text:a xlink:href="http://yellowbridge.com/language/wordsearch.php?searchMode=P&amp;word=ben3+di5+wang3">běndiwǎng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30">
            <text:p>AA30</text:p>
          </table:table-cell>
          <table:table-cell table:style-name="ce1" office:value-type="string">
            <text:p>wireless</text:p>
          </table:table-cell>
          <table:table-cell table:style-name="ce1" office:value-type="string">
            <text:p><text:a xlink:href="http://yellowbridge.com/language/wordsearch.php?searchMode=I&amp;characterMode=s&amp;word=199250">无线</text:a></text:p>
          </table:table-cell>
          <table:table-cell table:style-name="ce1" office:value-type="string">
            <text:p><text:a xlink:href="http://yellowbridge.com/language/wordsearch.php?searchMode=I&amp;characterMode=t&amp;word=199250">無綫</text:a></text:p>
          </table:table-cell>
          <table:table-cell table:style-name="ce1" office:value-type="string">
            <text:p><text:a xlink:href="http://yellowbridge.com/language/wordsearch.php?searchMode=E&amp;word=wireless&amp;select=anywhere&amp;search=Search#"> </text:a><text:a xlink:href="http://yellowbridge.com/language/wordsearch.php?searchMode=P&amp;word=wu2+xian4">wúxiàn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31">
            <text:p>AA31</text:p>
          </table:table-cell>
          <table:table-cell office:value-type="string">
            <text:p>user</text:p>
          </table:table-cell>
          <table:table-cell table:style-name="ce1" office:value-type="string">
            <text:p>用户</text:p>
          </table:table-cell>
          <table:table-cell table:style-name="ce1" office:value-type="string">
            <text:p><text:a xlink:href="http://yellowbridge.com/language/wordsearch.php?searchMode=I&amp;characterMode=t&amp;word=23520">用戶</text:a></text:p>
          </table:table-cell>
          <table:table-cell table:style-name="ce1" office:value-type="string">
            <text:p><text:a xlink:href="http://yellowbridge.com/language/wordsearch.php?searchMode=P&amp;word=yong4+hu4">yònghù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32">
            <text:p>AA32</text:p>
          </table:table-cell>
          <table:table-cell office:value-type="string">
            <text:p>login</text:p>
          </table:table-cell>
          <table:table-cell table:style-name="ce1" office:value-type="string">
            <text:p>注册</text:p>
          </table:table-cell>
          <table:table-cell table:style-name="ce1" office:value-type="string">
            <text:p><text:a xlink:href="http://yellowbridge.com/language/wordsearch.php?searchMode=I&amp;characterMode=t&amp;word=25735">註冊</text:a></text:p>
          </table:table-cell>
          <table:table-cell table:style-name="ce3" office:value-type="string">
            <text:p><text:a xlink:href="http://yellowbridge.com/language/wordsearch.php?searchMode=C&amp;word=注册&amp;select=whole&amp;search=Search#">zhùcè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33">
            <text:p>AA33</text:p>
          </table:table-cell>
          <table:table-cell office:value-type="string">
            <text:p>website</text:p>
          </table:table-cell>
          <table:table-cell table:style-name="ce1" office:value-type="string">
            <text:p>网站</text:p>
          </table:table-cell>
          <table:table-cell table:style-name="ce1" office:value-type="string">
            <text:p><text:a xlink:href="http://yellowbridge.com/language/wordsearch.php?searchMode=I&amp;characterMode=t&amp;word=20133">網站</text:a></text:p>
          </table:table-cell>
          <table:table-cell table:style-name="ce1" office:value-type="string">
            <text:p><text:a xlink:href="http://yellowbridge.com/language/wordsearch.php?searchMode=P&amp;word=wang3+zhan4">wǎngzhàn</text:a></text:p>
          </table:table-cell>
          <table:table-cell/>
        </table:table-row>
        <table:table-row table:style-name="ro1">
          <table:table-cell table:formula="oooc:=CONCATENATE(&quot;AA&quot;;CELL(&quot;row&quot;))" office:value-type="string" office:string-value="AA34">
            <text:p>AA34</text:p>
          </table:table-cell>
          <table:table-cell table:style-name="ce1" office:value-type="string">
            <text:p>internet cafe</text:p>
          </table:table-cell>
          <table:table-cell table:style-name="ce1" office:value-type="string">
            <text:p><text:a xlink:href="http://yellowbridge.com/language/wordsearch.php?searchMode=I&amp;characterMode=s&amp;word=69607">网吧</text:a></text:p>
          </table:table-cell>
          <table:table-cell table:style-name="ce1" office:value-type="string">
            <text:p><text:a xlink:href="http://yellowbridge.com/language/wordsearch.php?searchMode=I&amp;characterMode=t&amp;word=69607">網吧</text:a></text:p>
          </table:table-cell>
          <table:table-cell table:style-name="ce1" office:value-type="string">
            <text:p><text:a xlink:href="http://yellowbridge.com/language/wordsearch.php?searchMode=E&amp;word=internet+cafe&amp;select=anywhere&amp;search=Search#"> </text:a><text:a xlink:href="http://yellowbridge.com/language/wordsearch.php?searchMode=P&amp;word=wang3+ba5">wǎngba</text:a></text:p>
          </table:table-cell>
          <table:table-cell/>
        </table:table-row>
        <table:table-row table:style-name="ro2">
          <table:table-cell table:formula="oooc:=CONCATENATE(&quot;AA&quot;;CELL(&quot;row&quot;))" office:value-type="string" office:string-value="AA35">
            <text:p>AA35</text:p>
          </table:table-cell>
          <table:table-cell office:value-type="string">
            <text:p>to browse</text:p>
          </table:table-cell>
          <table:table-cell table:style-name="ce1" office:value-type="string">
            <text:p><text:a xlink:href="http://yellowbridge.com/language/wordsearch.php?searchMode=I&amp;characterMode=s&amp;word=13040">浏览</text:a></text:p>
          </table:table-cell>
          <table:table-cell table:style-name="ce1" office:value-type="string">
            <text:p><text:a xlink:href="http://yellowbridge.com/language/wordsearch.php?searchMode=I&amp;characterMode=t&amp;word=13040">瀏覽</text:a></text:p>
          </table:table-cell>
          <table:table-cell table:style-name="ce1" office:value-type="string">
            <text:p><text:a xlink:href="http://yellowbridge.com/language/wordsearch.php?searchMode=E&amp;word=browse&amp;select=anywhere&amp;search=Search#"> </text:a><text:a xlink:href="http://yellowbridge.com/language/wordsearch.php?searchMode=P&amp;word=liu2+lan3">liúlǎn</text:a></text:p>
          </table:table-cell>
          <table:table-cell/>
        </table:table-row>
        <table:table-row table:style-name="ro3">
          <table:table-cell table:formula="oooc:=CONCATENATE(&quot;AA&quot;;CELL(&quot;row&quot;))" office:value-type="string" office:string-value="AA36">
            <text:p>AA36</text:p>
          </table:table-cell>
          <table:table-cell office:value-type="string">
            <text:p>chat</text:p>
          </table:table-cell>
          <table:table-cell table:style-name="ce1" office:value-type="string">
            <text:p>聊天</text:p>
          </table:table-cell>
          <table:table-cell table:style-name="ce2" office:value-type="string">
            <text:p>聊天</text:p>
          </table:table-cell>
          <table:table-cell office:value-type="string">
            <text:p>liáotiān</text:p>
          </table:table-cell>
          <table: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4"/>
          <table:table-cell table:style-name="ce1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5">10/15/2007</text:date>, <text:time>03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anne Tuukkanen</meta:initial-creator>
    <meta:creation-date>2007-10-14T18:01:52</meta:creation-date>
    <dc:creator>Janne Tuukkanen</dc:creator>
    <dc:date>2007-10-15T03:09:12</dc:date>
    <dc:language>en-US</dc:language>
    <meta:editing-cycles>8</meta:editing-cycles>
    <meta:editing-duration>PT45M46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